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tyle mathvariant="bold">
              <mrow>
                <mi>A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i/>
            <mo stretchy="false">⇒</mo>
            <mi/>
            <mstyle mathvariant="bold">
              <mrow>
                <mi>A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+</mo>
              <mi/>
            </mrow>
            <mo stretchy="false">∇</mo>
            <mo stretchy="false">χ</mo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</mrow>
        </mtd>
      </mtr>
      <mtr>
        <mtd>
          <mrow/>
        </mtd>
      </mtr>
      <mtr>
        <mtd>
          <mrow>
            <mo stretchy="false">ϕ</mo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i/>
            <mo stretchy="false">⇒</mo>
            <mi/>
            <mo stretchy="false">ϕ</mo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−</mo>
              <mi/>
            </mrow>
            <mover accent="true">
              <mo stretchy="false">χ</mo>
              <mo stretchy="false">˙</mo>
            </mover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</mrow>
        </mtd>
      </mtr>
    </mtable>
    <annotation encoding="StarMath 5.0">bold A (bold r , t) ~ drarrow ~ bold A (bold r , t) `+` nabla %ichi (bold r , t) newline newline
%iphi (bold r , t) ~ drarrow ~ %iphi (bold r , t) `-` dot %ichi (bold r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1:03:08.372000000</meta:creation-date>
    <meta:generator>LibreOffice/4.1.4.2$Windows_x86 LibreOffice_project/0a0440ccc0227ad9829de5f46be37cfb6edcf72</meta:generator>
  </office:meta>
</office:document-meta>
</file>